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outline1">
      <style:graphic-properties fo:min-height="13.821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outline1">
      <style:graphic-properties fo:min-height="11.001cm"/>
      <style:paragraph-properties style:writing-mode="lr-tb"/>
    </style:style>
    <style:style style:name="pr6" style:family="presentation" style:parent-style-name="Pencil1-notes">
      <style:graphic-properties draw:fill-color="#ffffff" fo:min-height="13.364cm"/>
      <style:paragraph-properties style:writing-mode="lr-tb"/>
    </style:style>
    <style:style style:name="pr7" style:family="presentation" style:parent-style-name="Pencil1-title">
      <style:graphic-properties fo:min-height="1.615cm"/>
      <style:paragraph-properties style:writing-mode="lr-tb"/>
    </style:style>
    <style:style style:name="pr8" style:family="presentation" style:parent-style-name="Pencil1-title">
      <style:graphic-properties fo:min-height="1.75cm"/>
      <style:paragraph-properties style:writing-mode="lr-tb"/>
    </style:style>
    <style:style style:name="P1" style:family="paragraph"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style:writing-mode="lr-tb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>
      <style:paragraph-properties fo:margin-left="0cm" fo:margin-right="0cm" fo:margin-top="0.373cm" fo:margin-bottom="0cm" fo:text-indent="0cm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 presentation:user-transformed="true">
          <draw:text-box>
            <text:p><text:span text:style-name="T1"><text:s/></text:span><text:span text:style-name="T1">Python - Input/Out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3" draw:layer="layout" svg:width="26.035cm" svg:height="10.16cm" svg:x="0.635cm" svg:y="2.54cm" presentation:class="outline" presentation:user-transformed="true">
          <draw:text-box>
            <text:list text:style-name="L2">
              <text:list-item>
                <text:p>In real life applications , you need to safely store your data somewhere.</text:p>
              </text:list-item>
              <text:list-item>
                <text:p>Python provides for a meaningful way to work with data in the form of files so as to be able to store, retrieve and manipulate this data.</text:p>
              </text:list-item>
              <text:list-item>
                <text:p>In python there are specific functions that allow us to work with files namely: <text:span text:style-name="T1">Python read file, Python write </text:span><text:span text:style-name="T1">to file, Python open file and python close file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text-style-name="P3" draw:layer="layout" svg:width="23.495cm" svg:height="13.23cm" svg:x="0.635cm" svg:y="1.27cm" presentation:class="outline" presentation:user-transformed="true">
          <draw:text-box>
            <text:list text:style-name="L2">
              <text:list-item>
                <text:p>A file is a contiguous set of bytes and Data in a computer system is always stored into files.</text:p>
              </text:list-item>
              <text:list-item>
                <text:p>Files can take different forms depending on the user requirements like data files, text files, program executable files. The file extension tells us what we are working with eg : my_file.txt</text:p>
              </text:list-item>
              <text:list-item>
                <text:p>Every file contains three main parts:</text:p>
                <text:list>
                  <text:list-header>
                    <text:p>1. <text:span text:style-name="T1">Header:</text:span> This contains information about the file i.e. file name, file type, file size etc.</text:p>
                    <text:p>2. <text:span text:style-name="T1">Data:</text:span> This is the actual information/content stored in the file.</text:p>
                    <text:p>3. <text:span text:style-name="T1">End of file</text:span>: This is a special character that marks the end of the file.</text:p>
                  </text:list-header>
                </text:list>
              </text:list-item>
              <text:list-item>
                <text:p>In a file, a new line character (‘\n’) marks the end of a line or start of a new li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7" draw:text-style-name="P1" draw:layer="layout" svg:width="23cm" svg:height="1.615cm" svg:x="1.13cm" svg:y="0.29cm" presentation:class="title" presentation:user-transformed="true">
          <draw:text-box>
            <text:p><text:span text:style-name="T1">Python Open File</text:span></text:p>
          </draw:text-box>
        </draw:frame>
        <draw:frame presentation:style-name="pr5" draw:text-style-name="P4" draw:layer="layout" svg:width="26.035cm" svg:height="12.595cm" svg:x="0.635cm" svg:y="1.905cm" presentation:class="outline" presentation:user-transformed="true">
          <draw:text-box>
            <text:list text:style-name="L2">
              <text:list-item>
                <text:p><text:span text:style-name="T2">To open file in Python use the built-in function </text:span><text:span text:style-name="T3">open( )</text:span><text:span text:style-name="T2">.</text:span></text:p>
              </text:list-item>
              <text:list-item>
                <text:p><text:span text:style-name="T2">open() </text:span><text:span text:style-name="T3">returns a file object,</text:span><text:span text:style-name="T2"> and is used with two positional </text:span><text:span text:style-name="T2">arguments and one keyword argument: </text:span></text:p>
                <text:list>
                  <text:list-header>
                    <text:p><text:span text:style-name="T2">syntax : <text:s text:c="3"/>open(</text:span><text:span text:style-name="T4">file_name, mode, encoding=None</text:span><text:span text:style-name="T2">)</text:span></text:p>
                  </text:list-header>
                </text:list>
              </text:list-item>
              <text:list-item>
                <text:p><text:span text:style-name="T2">The first argument is the name of the file you ant to open.</text:span></text:p>
              </text:list-item>
              <text:list-item>
                <text:p><text:span text:style-name="T2">The second argument is a character describing the mode in which </text:span><text:span text:style-name="T2">the file will be used. ‘b’ is for binary mode</text:span></text:p>
                <text:list>
                  <text:list-item>
                    <text:p><text:span text:style-name="T5">‘</text:span><text:span text:style-name="T5">r’ – stands </text:span><text:span text:style-name="T2">for read only mode</text:span></text:p>
                  </text:list-item>
                  <text:list-item>
                    <text:p><text:span text:style-name="T2">‘</text:span><text:span text:style-name="T2">w’ – stands for write only mode</text:span></text:p>
                  </text:list-item>
                  <text:list-item>
                    <text:p><text:span text:style-name="T2">‘</text:span><text:span text:style-name="T2">a’ – stands for append . Opens the file for appending</text:span></text:p>
                  </text:list-item>
                  <text:list-item>
                    <text:p><text:span text:style-name="T2">The mode argument is optional and python usually sets it to 'r' </text:span><text:span text:style-name="T2">as default</text:span></text:p>
                  </text:list-item>
                </text:list>
              </text:list-item>
              <text:list-item>
                <text:p><text:span text:style-name="T2">If encoding is not specified, the default is platform dependent we </text:span><text:span text:style-name="T2">use UTF-8 as it is the modern de-facto standard,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5" draw:text-style-name="P3" draw:layer="layout" svg:width="26.035cm" svg:height="13.865cm" svg:x="0.635cm" svg:y="0.635cm" presentation:class="outline" presentation:user-transformed="true">
          <draw:text-box>
            <text:list text:style-name="L2">
              <text:list-header>
                <text:p>Example:</text:p>
              </text:list-header>
              <text:list-item>
                <text:p>myfile_obj = open("myfile.txt", "r",encoding="utf-8") <text:s text:c="2"/></text:p>
                <text:p># if file in the same directory</text:p>
              </text:list-item>
              <text:list-item>
                <text:p><text:s/>myfile_obj = open("E:/folder/file.txt") <text:s/></text:p>
                <text:p># specify full path if file is not in the same directory</text:p>
              </text:list-item>
              <text:list-item>
                <text:p>It is good practice to use the<text:span text:style-name="T1"> with</text:span> keyword when dealing with file objects. The advantage is that <text:span text:style-name="T6">the file is </text:span><text:span text:style-name="T6">properly closed</text:span> once you're done, even if an exception is raised at some point.</text:p>
                <text:list>
                  <text:list-header>
                    <text:p>with open('myfile', encoding="utf-8") as myfile_obj:</text:p>
                    <text:p><text:s text:c="9"/>read_data = myfile_obj.read()</text:p>
                  </text:list-header>
                </text:list>
              </text:list-item>
              <text:list-item>
                <text:p>If you’re not using the <text:span text:style-name="T1">with keyword</text:span>, then you should call <text:span text:style-name="T1">f.close()</text:span> to close the file to free up any system resources used by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5" draw:text-style-name="P3" draw:layer="layout" svg:width="26.035cm" svg:height="13.97cm" svg:x="0.635cm" svg:y="1.27cm" presentation:class="outline" presentation:user-transformed="true">
          <draw:text-box>
            <text:list text:style-name="L2">
              <text:list-item>
                <text:p>To read a file’s contents, call .read(size), which reads some quantity of data and returns it as a string (in text mode) or bytes object (in binary mode). size is an optional numeric argument. </text:p>
              </text:list-item>
              <text:list-item>
                <text:p>When size is omitted or negative, the entire file will be read and returned</text:p>
              </text:list-item>
              <text:list-item>
                <text:p>If the end of the file has been reached, .read() will return an empty string ('').</text:p>
              </text:list-item>
              <text:list-item>
                <text:p>readline() reads and returns the first line from the file</text:p>
              </text:list-item>
              <text:list-item>
                <text:p>readlines() reads all the lines from a file and returns a list of the lines, separating them from one another with commas.</text:p>
              </text:list-item>
              <text:list-item>
                <text:p>You can also use a for loop by<text:span text:style-name="T1"> looping over the file </text:span><text:span text:style-name="T1">object</text:span> to read individual lines from a file without using any func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8" draw:text-style-name="P1" draw:layer="layout" svg:width="23cm" svg:height="1.75cm" svg:x="1.5cm" svg:y="0.5cm" presentation:class="title" presentation:user-transformed="true">
          <draw:text-box>
            <text:p><text:span text:style-name="T1">Python Writing data into a File</text:span></text:p>
          </draw:text-box>
        </draw:frame>
        <draw:frame presentation:style-name="pr5" draw:text-style-name="P3" draw:layer="layout" svg:width="26.035cm" svg:height="12.25cm" svg:x="0.635cm" svg:y="2.25cm" presentation:class="outline" presentation:user-transformed="true">
          <draw:text-box>
            <text:list text:style-name="L2">
              <text:list-item>
                <text:p>The syntax of Writing into a file is similar as reading from it. The difference is we need to open the file in write mode.</text:p>
                <text:list>
                  <text:list-header>
                    <text:p>f = open("myfile.txt" , "w")</text:p>
                  </text:list-header>
                </text:list>
              </text:list-item>
              <text:list-item>
                <text:p>We then use the the write() function to write into the open file. This function takes a string(what you want to be written into the file) as an argument.</text:p>
                <text:list>
                  <text:list-header>
                    <text:p>f.write("I am writing new text into the file\n")</text:p>
                  </text:list-header>
                </text:list>
              </text:list-item>
              <text:list-item>
                <text:p>The use of the write method will overwrite and replace anything that was there originall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5" draw:text-style-name="P3" draw:layer="layout" svg:width="22.63cm" svg:height="11.325cm" svg:x="1.905cm" svg:y="2.01cm" presentation:class="outline" presentation:user-transformed="true">
          <draw:text-box>
            <text:list text:style-name="L2">
              <text:list-header>
                <text:p>writelines( )</text:p>
              </text:list-header>
              <text:list-item>
                <text:p>This function takes a list of strings as an argument and writes those strings into the file.</text:p>
              </text:list-item>
              <text:list-item>
                <text:p>The function does not append any line endings to the elements of the list of strings thus you have to add \n ath the end of every string.</text:p>
                <text:list>
                  <text:list-header>
                    <text:p>lines = ["Second line\n", "Third line\n", "Fourth line\n"]</text:p>
                    <text:p>f.writelines(lines)</text:p>
                    <text:p>f.close()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8" draw:text-style-name="P1" draw:layer="layout" svg:width="23cm" svg:height="1.75cm" svg:x="1.5cm" svg:y="0.5cm" presentation:class="title">
          <draw:text-box>
            <text:p><text:span text:style-name="T1">Python File Pointer Position</text:span></text:p>
          </draw:text-box>
        </draw:frame>
        <draw:frame presentation:style-name="pr5" draw:text-style-name="P3" draw:layer="layout" svg:width="24.535cm" svg:height="12.25cm" svg:x="1.5cm" svg:y="2.25cm" presentation:class="outline" presentation:user-transformed="true">
          <draw:text-box>
            <text:list text:style-name="L2">
              <text:list-item>
                <text:p>Python provides 2 in-built methods for working with the file pointer:</text:p>
                <text:p>1. tell()</text:p>
                <text:list>
                  <text:list-item>
                    <text:p>The tell() method returns the current position of the file pointer. That is, it returns the number of bytes from the beginning of the file.</text:p>
                  </text:list-item>
                </text:list>
                <text:p>2. seek(offset, whence)</text:p>
                <text:list>
                  <text:list-item text:start-value="1">
                    <text:p>The seek method lets you control the position of the file pointer. </text:p>
                  </text:list-item>
                  <text:list-item>
                    <text:p>This method takes two parameters:</text:p>
                    <text:p>a. offset – The number of positions(bytes) to move forward.</text:p>
                    <text:p>b. whence – This is optional. This denotes the position from where you want to move forward. It can take three values:</text:p>
                    <text:list>
                      <text:list-header>
                        <text:p>0: move forward from the start of the file.</text:p>
                        <text:p>1: seek relative to the current position.</text:p>
                        <text:p>2: move backwards from the end of the file.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8" draw:text-style-name="P3" draw:layer="layout" svg:width="23cm" svg:height="1.75cm" svg:x="1.5cm" svg:y="0.5cm" presentation:class="title">
          <draw:text-box>
            <text:p>Saving structured data with json</text:p>
          </draw:text-box>
        </draw:frame>
        <draw:frame presentation:style-name="pr5" draw:text-style-name="P3" draw:layer="layout" svg:width="25.17cm" svg:height="11.96cm" svg:x="1.5cm" svg:y="2.54cm" presentation:class="outline" presentation:user-transformed="true">
          <draw:text-box>
            <text:list text:style-name="L2">
              <text:list-item>
                <text:p>since the read() method only returns strings,When you want to save more complex data types like nested lists and dictionaries, parsing and serializing by hand becomes complicated.</text:p>
              </text:list-item>
              <text:list-item>
                <text:p>Python allows you to use the popular data interchange format called JSON (JavaScript Object Notation). </text:p>
              </text:list-item>
              <text:list-item>
                <text:p>The standard module called json can take Python data hierarchies, and convert them to string representations; this process is called <text:span text:style-name="T1">serializing</text:span>.</text:p>
              </text:list-item>
              <text:list-item>
                <text:p>Reconstructing the data from the string representation is called <text:span text:style-name="T1">deserializing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8" draw:text-style-name="P5" draw:layer="layout" svg:width="23cm" svg:height="1.75cm" svg:x="1.5cm" svg:y="0.5cm" presentation:class="title" presentation:user-transformed="true">
          <draw:text-box>
            <text:p><text:span text:style-name="T7">How to convert a Python data structure to a JSON string </text:span></text:p>
          </draw:text-box>
        </draw:frame>
        <draw:frame presentation:style-name="pr5" draw:text-style-name="P3" draw:layer="layout" svg:width="25.4cm" svg:height="11.96cm" svg:x="0.635cm" svg:y="2.54cm" presentation:class="outline" presentation:user-transformed="true">
          <draw:text-box>
            <text:list text:style-name="L2">
              <text:list-item>
                <text:p>If you have <text:span text:style-name="T1">a Python object, you can convert it into a JSON string</text:span> by using the <text:span text:style-name="T1">json.dumps()</text:span> method.</text:p>
                <text:p/>
                <text:p>import json #import the json module provided with python</text:p>
                <text:p># a Python object (dict):</text:p>
                <text:p>my_dictionary = {</text:p>
                <text:p><text:s text:c="2"/>"name": "John",</text:p>
                <text:p><text:s text:c="2"/>"age": 30,</text:p>
                <text:p><text:s text:c="2"/>"city": "New York"</text:p>
                <text:p>}</text:p>
                <text:p/>
                <text:p># convert into JSON:</text:p>
                <text:p>myJson_obj = json.dumps(my_dictionary)</text:p>
                <text:p/>
                <text:p># the result is a JSON string:</text:p>
                <text:p>print(myJson_obj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8" draw:text-style-name="P5" draw:layer="layout" svg:width="23cm" svg:height="1.75cm" svg:x="1.5cm" svg:y="0.5cm" presentation:class="title" presentation:user-transformed="true">
          <draw:text-box>
            <text:p><text:span text:style-name="T7">How to convert a JSON string to a Python data structure</text:span></text:p>
          </draw:text-box>
        </draw:frame>
        <draw:frame presentation:style-name="pr5" draw:text-style-name="P3" draw:layer="layout" svg:width="25.4cm" svg:height="12.25cm" svg:x="0.635cm" svg:y="2.25cm" presentation:class="outline" presentation:user-transformed="true">
          <draw:text-box>
            <text:list text:style-name="L2">
              <text:list-item>
                <text:p>If you have a JSON string, you can parse it by using the json.loads() method.</text:p>
                <text:p>import json</text:p>
                <text:p># your json string f:</text:p>
                <text:p>x = <text:s/>'{ "name":"John", "age":30, "city":"New York"}'</text:p>
                <text:p/>
                <text:p># parse x:</text:p>
                <text:p>y = json.loads(x)</text:p>
                <text:p/>
                <text:p># the result is a Python dictionary:</text:p>
                <text:p>print(y["age"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5" draw:text-style-name="P3" draw:layer="layout" svg:width="22.63cm" svg:height="11.43cm" svg:x="1.27cm" svg:y="1.905cm" presentation:class="outline" presentation:user-transformed="true">
          <draw:text-box>
            <text:list text:style-name="L2">
              <text:list-item>
                <text:p text:style-name="P6">Another variant of the dumps() function, called dump(), simply serializes the object to a text file. So if f is a text file object opened for writing, we can do this:</text:p>
                <text:p>with open("data_file.json", "w") as write_file:</text:p>
                <text:p><text:s text:c="7"/>json.dump(data, write_file)</text:p>
              </text:list-item>
              <text:list-item>
                <text:p>Note that dump() takes two positional arguments: (1) the data object to be serialized, and (2) the file-like object to which the bytes will be written.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draw:frame presentation:style-name="pr8" draw:text-style-name="P3" draw:layer="layout" svg:width="23cm" svg:height="1.75cm" svg:x="1.5cm" svg:y="0.5cm" presentation:class="title" presentation:placeholder="true">
          <draw:text-box/>
        </draw:frame>
        <draw:frame presentation:style-name="pr5" draw:text-style-name="P3" draw:layer="layout" svg:width="24.535cm" svg:height="11.96cm" svg:x="1.5cm" svg:y="2.5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12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3T17:15:56.511166799</meta:creation-date>
    <meta:editing-duration>PT39M25S</meta:editing-duration>
    <meta:editing-cycles>3</meta:editing-cycles>
    <meta:generator>LibreOffice/7.3.7.2$Linux_X86_64 LibreOffice_project/30$Build-2</meta:generator>
    <dc:title>Pencil</dc:title>
    <dc:date>2023-06-13T23:32:09.839843905</dc:date>
    <meta:document-statistic meta:object-count="82"/>
  </office:meta>
</office:document-meta>
</file>